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text-properties officeooo:rsid="0019bbc9" officeooo:paragraph-rsid="0019bbc9"/>
    </style:style>
    <style:style style:name="P3" style:family="paragraph" style:parent-style-name="Header">
      <style:text-properties fo:font-size="16pt" fo:font-weight="bold" officeooo:rsid="0019bbc9" officeooo:paragraph-rsid="0019bbc9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40332117273266648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19bbc9" officeooo:paragraph-rsid="0019bbc9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19bbc9" officeooo:paragraph-rsid="0019bbc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 362</text:p>
        <text:p text:style-name="MP2">Lecture 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23:51:46.748332650</meta:creation-date>
    <dc:date>2014-04-02T00:22:00.494480185</dc:date>
    <meta:editing-duration>PT15M3S</meta:editing-duration>
    <meta:editing-cycles>1</meta:editing-cycles>
    <meta:document-statistic meta:table-count="0" meta:image-count="0" meta:object-count="0" meta:page-count="1" meta:paragraph-count="3" meta:word-count="5" meta:character-count="16" meta:non-whitespace-character-count="14"/>
    <meta:generator>LibreOffice/4.1.3.2$Linux_X86_64 LibreOffice_project/410m0$Build-2</meta:generator>
  </office:meta>
</office:document-meta>
</file>